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rsid="0008da36" officeooo:paragraph-rsid="0008da36" style:font-size-asian="13.1000003814697pt" style:font-size-complex="15pt"/>
    </style:style>
    <style:style style:name="P2" style:family="paragraph" style:parent-style-name="Standard">
      <style:text-properties fo:font-size="15pt" officeooo:rsid="000956a9" officeooo:paragraph-rsid="0008da36" style:font-size-asian="13.1000003814697pt" style:font-size-complex="15pt"/>
    </style:style>
    <style:style style:name="T1" style:family="text">
      <style:text-properties officeooo:rsid="000956a9"/>
    </style:style>
    <style:style style:name="T2" style:family="text">
      <style:text-properties officeooo:rsid="000a2bbf"/>
    </style:style>
    <style:style style:name="T3" style:family="text">
      <style:text-properties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Nerea tiene 25 años y es de Almería, a pesar de haberse formado en la rama de la medicina, decidió reciclarse para desarrollarse en el campo de la programación, es una persona que ha vivido en diferentes sitios lo cual le ha servido para crecer personalmente. Tras una etapa de desarrollo personal decidió adentrarse en el mundo de la programación ya que siempre le llamaba la atención además de tener personas en su circulo cercano que se dedican a ello. Es una chica amable, trabajadora, empática, siempre dispuesta a ayudar cuando se la necesita y a la que no le importa adaptarse a diferentes entornos si es necesario.</text:span> </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11:30:23.003000000</meta:creation-date>
    <dc:date>2024-07-10T17:18:47.902000000</dc:date>
    <meta:editing-duration>PT4H53M49S</meta:editing-duration>
    <meta:editing-cycles>1</meta:editing-cycles>
    <meta:document-statistic meta:table-count="0" meta:image-count="0" meta:object-count="0" meta:page-count="1" meta:paragraph-count="1" meta:word-count="108" meta:character-count="623" meta:non-whitespace-character-count="515"/>
    <meta:generator>LibreOffice/24.2.1.2$Windows_X86_64 LibreOffice_project/db4def46b0453cc22e2d0305797cf981b68ef5ac</meta:generator>
  </office:meta>
</office:document-meta>
</file>